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,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szywacz</text:p>
          </table:table-cell>
          <table:table-cell table:number-columns-repeated="3"/>
          <table:table-cell table:style-name="ce2" table:formula="of:=SUM([.E2:.E4])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zywki</text:p>
          </table:table-cell>
          <table:table-cell table:number-columns-repeated="6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rclips</text:p>
          </table:table-cell>
          <table:table-cell table:number-columns-repeated="6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pier samoprzylepny</text:p>
          </table:table-cell>
          <table:table-cell table:number-columns-repeated="6"/>
          <table:table-cell office:value-type="string" calcext:value-type="string">
            <text:p>Kredyt Opłacenie studiów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2" table:formula="of:=SUM([.I3:.I9])" office:value-type="float" office:value="1574.99" calcext:value-type="float">
            <text:p>1574,99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320" calcext:value-type="float">
            <text:p>320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Kupić rescue time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lumosity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omena danzosytems.com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0.10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" table:formula="of:=SUM([.I24:.I27])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ykupić skillsha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ykupić kurs coursera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 style:data-style-name="N2" text:time-value="20:53:22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12-28T20:53:44.283000000</dc:date>
    <meta:editing-duration>PT12H17M35S</meta:editing-duration>
    <meta:editing-cycles>58</meta:editing-cycles>
    <meta:generator>LibreOffice/24.2.4.2$Windows_X86_64 LibreOffice_project/51a6219feb6075d9a4c46691dcfe0cd9c4fff3c2</meta:generator>
    <meta:document-statistic meta:table-count="1" meta:cell-count="107" meta:object-count="0"/>
  </office:meta>
</office:document-meta>
</file>